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Ubuntu Mono" fo:font-size="24pt" style:text-underline-style="none" fo:font-weight="normal" officeooo:rsid="000604f8" officeooo:paragraph-rsid="000604f8" style:font-size-asian="24pt" style:font-weight-asian="normal" style:font-size-complex="24pt" style:font-weight-complex="normal"/>
    </style:style>
    <style:style style:name="P2" style:family="paragraph" style:parent-style-name="Standard">
      <style:paragraph-properties fo:text-align="end" style:justify-single-word="false"/>
      <style:text-properties style:font-name="Ubuntu Mono" fo:font-size="24pt" style:text-underline-style="none" fo:font-weight="normal" officeooo:rsid="000604f8" officeooo:paragraph-rsid="000604f8" style:font-size-asian="21pt" style:font-weight-asian="normal" style:font-size-complex="24pt" style:font-weight-complex="normal"/>
    </style:style>
    <style:style style:name="P3" style:family="paragraph" style:parent-style-name="Standard">
      <style:paragraph-properties fo:text-align="center" style:justify-single-word="false"/>
      <style:text-properties style:font-name="Ubuntu Mono" fo:font-size="24pt" style:text-underline-style="solid" style:text-underline-width="auto" style:text-underline-color="font-color" fo:font-weight="normal" officeooo:rsid="00069562" officeooo:paragraph-rsid="00069562" style:font-size-asian="24pt" style:font-weight-asian="normal" style:font-size-complex="24pt" style:font-weight-complex="normal"/>
    </style:style>
    <style:style style:name="P4"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69562" officeooo:paragraph-rsid="00069562"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Ubuntu Mono" fo:font-size="24pt" style:text-underline-style="solid" style:text-underline-width="auto" style:text-underline-color="font-color" fo:font-weight="normal" officeooo:rsid="0007ef5f" officeooo:paragraph-rsid="0007ef5f" style:font-size-asian="24pt" style:font-weight-asian="normal" style:font-size-complex="24pt" style:font-weight-complex="normal"/>
    </style:style>
    <style:style style:name="P6"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7ef5f" officeooo:paragraph-rsid="000f5b41"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b94a" officeooo:paragraph-rsid="00081178" style:font-size-asian="24pt" style:font-weight-asian="normal" style:font-size-complex="24pt" style:font-weight-complex="normal"/>
    </style:style>
    <style:style style:name="P8" style:family="paragraph" style:parent-style-name="Standard">
      <style:text-properties style:font-name="Ubuntu Mono" fo:font-size="20pt" officeooo:rsid="000604f8" officeooo:paragraph-rsid="000604f8" style:font-size-asian="20pt" style:font-size-complex="20pt"/>
    </style:style>
    <style:style style:name="P9" style:family="paragraph" style:parent-style-name="Standard">
      <style:paragraph-properties fo:text-align="center" style:justify-single-word="false"/>
      <style:text-properties style:font-name="Ubuntu Mono" fo:font-size="28pt" style:text-underline-style="solid" style:text-underline-width="auto" style:text-underline-color="font-color" fo:font-weight="normal" officeooo:rsid="000604f8" officeooo:paragraph-rsid="000604f8" style:font-size-asian="24.5pt" style:font-weight-asian="normal" style:font-size-complex="28pt" style:font-weight-complex="normal"/>
    </style:style>
    <style:style style:name="P10" style:family="paragraph" style:parent-style-name="Standard">
      <style:paragraph-properties fo:text-align="center" style:justify-single-word="false"/>
      <style:text-properties style:font-name="Ubuntu Mono" fo:font-size="28pt" style:text-underline-style="none" fo:font-weight="bold" officeooo:rsid="000604f8" officeooo:paragraph-rsid="000604f8" style:font-size-asian="24.5pt" style:font-weight-asian="bold" style:font-size-complex="28pt" style:font-weight-complex="bold"/>
    </style:style>
    <style:style style:name="P11" style:family="paragraph" style:parent-style-name="Standard">
      <style:paragraph-properties fo:text-align="center" style:justify-single-word="false"/>
      <style:text-properties style:font-name="Ubuntu Mono" fo:font-size="28pt" style:text-underline-style="none" fo:font-weight="bold" officeooo:rsid="00113e63" officeooo:paragraph-rsid="00113e63" style:font-size-asian="24.5pt" style:font-weight-asian="bold" style:font-size-complex="28pt" style:font-weight-complex="bold"/>
    </style:style>
    <style:style style:name="P12" style:family="paragraph" style:parent-style-name="Standard">
      <style:paragraph-properties fo:text-align="end" style:justify-single-word="false"/>
      <style:text-properties style:font-name="Ubuntu Mono" fo:font-size="22pt" style:text-underline-style="none" fo:font-weight="normal" officeooo:rsid="000604f8" officeooo:paragraph-rsid="000604f8" style:font-size-asian="22pt" style:font-weight-asian="normal" style:font-size-complex="22pt" style:font-weight-complex="normal"/>
    </style:style>
    <style:style style:name="P13" style:family="paragraph" style:parent-style-name="Standard">
      <style:paragraph-properties fo:text-align="start" style:justify-single-word="false"/>
      <style:text-properties style:font-name="Ubuntu Mono" fo:font-size="16pt" style:text-underline-style="none" fo:font-weight="normal" officeooo:rsid="0008b94a" officeooo:paragraph-rsid="0008b94a"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style:font-name="Ubuntu Mono" fo:font-size="16pt" style:text-underline-style="none" fo:font-weight="normal" officeooo:rsid="0008e386" officeooo:paragraph-rsid="000db827"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officeooo:paragraph-rsid="0008b94a"/>
    </style:style>
    <style:style style:name="P16" style:family="paragraph" style:parent-style-name="Standard">
      <style:paragraph-properties fo:text-align="start" style:justify-single-word="false"/>
      <style:text-properties officeooo:paragraph-rsid="000f5b41"/>
    </style:style>
    <style:style style:name="P17" style:family="paragraph" style:parent-style-name="Standard">
      <style:paragraph-properties fo:text-align="start" style:justify-single-word="false"/>
      <style:text-properties officeooo:paragraph-rsid="001245a0"/>
    </style:style>
    <style:style style:name="P18" style:family="paragraph" style:parent-style-name="Standard">
      <style:paragraph-properties fo:text-align="start" style:justify-single-word="false"/>
      <style:text-properties officeooo:paragraph-rsid="001b965f"/>
    </style:style>
    <style:style style:name="P19" style:family="paragraph" style:parent-style-name="Standard">
      <style:paragraph-properties fo:text-align="start" style:justify-single-word="false"/>
      <style:text-properties officeooo:paragraph-rsid="001cecec"/>
    </style:style>
    <style:style style:name="P20" style:family="paragraph" style:parent-style-name="Standard">
      <style:paragraph-properties fo:text-align="start" style:justify-single-word="false"/>
      <style:text-properties fo:font-size="16pt" style:text-underline-style="none" officeooo:rsid="0014004c" officeooo:paragraph-rsid="0014004c" style:font-size-asian="14pt" style:font-size-complex="16pt"/>
    </style:style>
    <style:style style:name="P21" style:family="paragraph" style:parent-style-name="Standard">
      <style:paragraph-properties fo:text-align="start" style:justify-single-word="false"/>
      <style:text-properties fo:font-size="16pt" style:text-underline-style="none" officeooo:rsid="0014004c" officeooo:paragraph-rsid="001b6c84" style:font-size-asian="14pt" style:font-size-complex="16pt"/>
    </style:style>
    <style:style style:name="P22" style:family="paragraph" style:parent-style-name="Standard">
      <style:paragraph-properties fo:text-align="start" style:justify-single-word="false"/>
      <style:text-properties fo:font-size="22pt" style:text-underline-style="solid" style:text-underline-width="auto" style:text-underline-color="font-color" officeooo:rsid="0014004c" officeooo:paragraph-rsid="0014004c" style:font-size-asian="22pt" style:font-size-complex="22pt"/>
    </style:style>
    <style:style style:name="P23" style:family="paragraph" style:parent-style-name="Standard">
      <style:paragraph-properties fo:text-align="start" style:justify-single-word="false"/>
      <style:text-properties fo:font-size="22pt" style:text-underline-style="solid" style:text-underline-width="auto" style:text-underline-color="font-color" officeooo:rsid="0014004c" officeooo:paragraph-rsid="001cecec" style:font-size-asian="22pt" style:font-size-complex="22pt"/>
    </style:style>
    <style:style style:name="P24" style:family="paragraph" style:parent-style-name="Standard">
      <style:paragraph-properties fo:text-align="start" style:justify-single-word="false"/>
      <style:text-properties fo:font-style="italic" officeooo:rsid="001cecec" officeooo:paragraph-rsid="001cecec" style:font-style-asian="italic" style:font-style-complex="italic"/>
    </style:style>
    <style:style style:name="P25" style:family="paragraph" style:parent-style-name="Standard">
      <style:paragraph-properties fo:text-align="start" style:justify-single-word="false"/>
      <style:text-properties fo:font-style="italic" officeooo:rsid="001d2e4c" officeooo:paragraph-rsid="001d2e4c" style:font-style-asian="italic" style:font-style-complex="italic"/>
    </style:style>
    <style:style style:name="P26" style:family="paragraph" style:parent-style-name="Standard">
      <style:paragraph-properties fo:text-align="start" style:justify-single-word="false"/>
      <style:text-properties fo:font-style="italic" officeooo:paragraph-rsid="001e56a8" style:font-style-asian="italic" style:font-style-complex="italic"/>
    </style:style>
    <style:style style:name="P27" style:family="paragraph" style:parent-style-name="Standard">
      <style:paragraph-properties fo:text-align="start" style:justify-single-word="false"/>
      <style:text-properties fo:font-style="italic" officeooo:rsid="001e56a8" officeooo:paragraph-rsid="001e56a8" style:font-style-asian="italic" style:font-style-complex="italic"/>
    </style:style>
    <style:style style:name="P28"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113e63" officeooo:paragraph-rsid="00113e63" style:font-size-asian="24pt" style:font-weight-asian="normal" style:font-size-complex="24pt" style:font-weight-complex="normal"/>
    </style:style>
    <style:style style:name="P29"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1245a0" officeooo:paragraph-rsid="001664e2" style:font-size-asian="24pt" style:font-weight-asian="normal" style:font-size-complex="24pt" style:font-weight-complex="normal"/>
    </style:style>
    <style:style style:name="P30"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14004c" officeooo:paragraph-rsid="001e56a8" style:font-size-asian="24pt" style:font-weight-asian="normal" style:font-size-complex="24pt" style:font-weight-complex="normal"/>
    </style:style>
    <style:style style:name="P31"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1e56a8" officeooo:paragraph-rsid="001e56a8" style:font-size-asian="24pt" style:font-weight-asian="normal" style:font-size-complex="24pt" style:font-weight-complex="normal"/>
    </style:style>
    <style:style style:name="P32"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07ef5f" officeooo:paragraph-rsid="0007ef5f" style:font-size-asian="24pt" style:font-weight-asian="normal" style:font-size-complex="24pt" style:font-weight-complex="normal"/>
    </style:style>
    <style:style style:name="P33" style:family="paragraph" style:parent-style-name="Standard" style:list-style-name="L1">
      <style:paragraph-properties fo:text-align="center" style:justify-single-word="false"/>
      <style:text-properties style:font-name="Ubuntu Mono" fo:font-size="24pt" style:text-underline-style="solid" style:text-underline-width="auto" style:text-underline-color="font-color" fo:font-weight="normal" officeooo:rsid="0007ef5f" officeooo:paragraph-rsid="0007ef5f" style:font-size-asian="24pt" style:font-weight-asian="normal" style:font-size-complex="24pt" style:font-weight-complex="normal"/>
    </style:style>
    <style:style style:name="P34" style:family="paragraph" style:parent-style-name="Standard" style:list-style-name="L1">
      <style:paragraph-properties fo:text-align="start" style:justify-single-word="false"/>
      <style:text-properties style:font-name="Ubuntu Mono" fo:font-size="24pt" style:text-underline-style="none" fo:font-weight="normal" officeooo:rsid="001245a0" officeooo:paragraph-rsid="001664e2" style:font-size-asian="24pt" style:font-weight-asian="normal" style:font-size-complex="24pt" style:font-weight-complex="normal"/>
    </style:style>
    <style:style style:name="P35" style:family="paragraph" style:parent-style-name="Standard">
      <style:paragraph-properties fo:text-align="start" style:justify-single-word="false"/>
      <style:text-properties style:font-name="Ubuntu Mono" fo:font-size="16pt" style:text-underline-style="none" fo:font-weight="normal" officeooo:rsid="00113e63" officeooo:paragraph-rsid="0024ab24" style:font-size-asian="14pt" style:font-weight-asian="normal" style:font-size-complex="16pt" style:font-weight-complex="normal"/>
    </style:style>
    <style:style style:name="P36" style:family="paragraph" style:parent-style-name="Standard">
      <style:paragraph-properties fo:text-align="start" style:justify-single-word="false"/>
      <style:text-properties style:font-name="Ubuntu Mono" fo:font-size="16pt" style:text-underline-style="none" fo:font-weight="normal" officeooo:rsid="001245a0" officeooo:paragraph-rsid="001245a0"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style:font-name="Ubuntu Mono" fo:font-size="16pt" style:text-underline-style="none" fo:font-weight="normal" officeooo:rsid="001245a0" officeooo:paragraph-rsid="001b965f"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style:font-name="Ubuntu Mono" fo:font-size="16pt" style:text-underline-style="none" fo:font-weight="normal" officeooo:rsid="001245a0" officeooo:paragraph-rsid="001cecec"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style:font-name="Ubuntu Mono" fo:font-size="16pt" style:text-underline-style="none" fo:font-weight="normal" officeooo:rsid="0014004c" officeooo:paragraph-rsid="0014004c" style:font-size-asian="14pt" style:font-weight-asian="normal" style:font-size-complex="16pt" style:font-weight-complex="normal"/>
    </style:style>
    <style:style style:name="P40" style:family="paragraph" style:parent-style-name="Standard">
      <style:paragraph-properties fo:text-align="start" style:justify-single-word="false"/>
      <style:text-properties style:font-name="Ubuntu Mono" fo:font-size="16pt" style:text-underline-style="none" fo:font-weight="normal" officeooo:rsid="0014004c" officeooo:paragraph-rsid="001b6c84" style:font-size-asian="14pt" style:font-weight-asian="normal" style:font-size-complex="16pt" style:font-weight-complex="normal"/>
    </style:style>
    <style:style style:name="P41" style:family="paragraph" style:parent-style-name="Standard">
      <style:paragraph-properties fo:text-align="start" style:justify-single-word="false"/>
      <style:text-properties style:font-name="Ubuntu Mono" fo:font-size="16pt" style:text-underline-style="none" fo:font-weight="normal" officeooo:rsid="001a47dc" officeooo:paragraph-rsid="001a47dc"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style:font-name="Ubuntu Mono" fo:font-size="16pt" style:text-underline-style="none" fo:font-weight="normal" officeooo:rsid="001a47dc" officeooo:paragraph-rsid="0014004c"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style:font-name="Ubuntu Mono" fo:font-size="16pt" style:text-underline-style="none" fo:font-weight="normal" officeooo:rsid="001b6c84" officeooo:paragraph-rsid="0014004c" style:font-size-asian="14pt" style:font-weight-asian="normal" style:font-size-complex="16pt" style:font-weight-complex="normal"/>
    </style:style>
    <style:style style:name="P44" style:family="paragraph" style:parent-style-name="Standard">
      <style:paragraph-properties fo:text-align="start" style:justify-single-word="false"/>
      <style:text-properties style:font-name="Ubuntu Mono" fo:font-size="16pt" style:text-underline-style="none" fo:font-weight="normal" officeooo:rsid="001b6c84" officeooo:paragraph-rsid="001b6c84" style:font-size-asian="14pt" style:font-weight-asian="normal" style:font-size-complex="16pt" style:font-weight-complex="normal"/>
    </style:style>
    <style:style style:name="P45" style:family="paragraph" style:parent-style-name="Standard">
      <style:paragraph-properties fo:text-align="start" style:justify-single-word="false"/>
      <style:text-properties style:font-name="Ubuntu Mono" fo:font-size="16pt" style:text-underline-style="none" fo:font-weight="normal" officeooo:rsid="001d2e4c" officeooo:paragraph-rsid="001e56a8" style:font-size-asian="14pt" style:font-weight-asian="normal" style:font-size-complex="16pt" style:font-weight-complex="normal"/>
    </style:style>
    <style:style style:name="P46" style:family="paragraph" style:parent-style-name="Standard">
      <style:paragraph-properties fo:text-align="start" style:justify-single-word="false"/>
      <style:text-properties style:font-name="Ubuntu Mono" fo:font-size="16pt" style:text-underline-style="none" fo:font-weight="normal" officeooo:rsid="00134cb9" officeooo:paragraph-rsid="001245a0" style:font-size-asian="14pt" style:font-weight-asian="normal" style:font-size-complex="16pt" style:font-weight-complex="normal"/>
    </style:style>
    <style:style style:name="P47" style:family="paragraph" style:parent-style-name="Standard">
      <style:paragraph-properties fo:text-align="start" style:justify-single-word="false"/>
      <style:text-properties style:font-name="Ubuntu Mono" fo:font-size="16pt" style:text-underline-style="none" fo:font-weight="normal" officeooo:rsid="00134cb9" officeooo:paragraph-rsid="00134cb9"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style:font-name="Ubuntu Mono" fo:font-size="16pt" style:text-underline-style="none" fo:font-weight="normal" officeooo:rsid="001e56a8" officeooo:paragraph-rsid="001e56a8" style:font-size-asian="14pt" style:font-weight-asian="normal" style:font-size-complex="16pt" style:font-weight-complex="normal"/>
    </style:style>
    <style:style style:name="P49" style:family="paragraph" style:parent-style-name="Standard">
      <style:paragraph-properties fo:text-align="start" style:justify-single-word="false"/>
      <style:text-properties style:font-name="Ubuntu Mono" fo:font-size="16pt" style:text-underline-style="none" fo:font-weight="normal" officeooo:rsid="0008e386" officeooo:paragraph-rsid="000db827" style:font-size-asian="14pt" style:font-weight-asian="normal" style:font-size-complex="16pt" style:font-weight-complex="normal"/>
    </style:style>
    <style:style style:name="P50" style:family="paragraph" style:parent-style-name="Standard">
      <style:paragraph-properties fo:text-align="start" style:justify-single-word="false"/>
      <style:text-properties style:font-name="Ubuntu Mono" fo:font-size="16pt" style:text-underline-style="solid" style:text-underline-width="auto" style:text-underline-color="font-color" fo:font-weight="normal" officeooo:rsid="0014004c" officeooo:paragraph-rsid="0014004c" style:font-size-asian="14pt" style:font-weight-asian="normal" style:font-size-complex="16pt" style:font-weight-complex="normal"/>
    </style:style>
    <style:style style:name="P51" style:family="paragraph" style:parent-style-name="Standard">
      <style:paragraph-properties fo:text-align="start" style:justify-single-word="false"/>
      <style:text-properties style:font-name="Ubuntu Mono" fo:font-size="22pt" style:text-underline-style="solid" style:text-underline-width="auto" style:text-underline-color="font-color" fo:font-weight="normal" officeooo:rsid="0014004c" officeooo:paragraph-rsid="0014004c" style:font-size-asian="22pt" style:font-weight-asian="normal" style:font-size-complex="22pt" style:font-weight-complex="normal"/>
    </style:style>
    <style:style style:name="P52" style:family="paragraph" style:parent-style-name="Standard">
      <style:paragraph-properties fo:text-align="start" style:justify-single-word="false"/>
      <style:text-properties style:text-position="0% 100%" style:font-name="Ubuntu Mono" fo:font-size="16pt" style:text-underline-style="none" fo:font-weight="normal" officeooo:rsid="000e9f21" officeooo:paragraph-rsid="00113e63" style:font-size-asian="14pt" style:font-weight-asian="normal" style:font-size-complex="16pt" style:font-weight-complex="normal"/>
    </style:style>
    <style:style style:name="P53" style:family="paragraph" style:parent-style-name="Standard">
      <style:paragraph-properties fo:text-align="start" style:justify-single-word="false"/>
      <style:text-properties officeooo:paragraph-rsid="001e7675"/>
    </style:style>
    <style:style style:name="P54" style:family="paragraph" style:parent-style-name="Standard">
      <style:paragraph-properties fo:text-align="start" style:justify-single-word="false"/>
      <style:text-properties officeooo:paragraph-rsid="0022cba0"/>
    </style:style>
    <style:style style:name="P55" style:family="paragraph" style:parent-style-name="Standard">
      <style:paragraph-properties fo:text-align="start" style:justify-single-word="false"/>
      <style:text-properties officeooo:paragraph-rsid="0024ab24"/>
    </style:style>
    <style:style style:name="P56" style:family="paragraph" style:parent-style-name="Standard">
      <style:paragraph-properties fo:text-align="start" style:justify-single-word="false"/>
      <style:text-properties fo:font-style="italic" officeooo:rsid="001e56a8" officeooo:paragraph-rsid="001e56a8" style:font-style-asian="italic" style:font-style-complex="italic"/>
    </style:style>
    <style:style style:name="P57" style:family="paragraph" style:parent-style-name="Standard">
      <style:paragraph-properties fo:text-align="start" style:justify-single-word="false"/>
      <style:text-properties fo:font-style="italic" officeooo:rsid="001e7675" officeooo:paragraph-rsid="001e7675" style:font-style-asian="italic" style:font-style-complex="italic"/>
    </style:style>
    <style:style style:name="P58" style:family="paragraph" style:parent-style-name="Standard">
      <style:paragraph-properties fo:text-align="start" style:justify-single-word="false"/>
      <style:text-properties fo:font-size="16pt" fo:font-style="normal" style:text-underline-style="none" officeooo:rsid="00220638" officeooo:paragraph-rsid="00270b5c" style:font-size-asian="14pt" style:font-style-asian="normal" style:font-size-complex="16pt" style:font-style-complex="normal"/>
    </style:style>
    <style:style style:name="P59" style:family="paragraph" style:parent-style-name="Standard">
      <style:paragraph-properties fo:text-align="start" style:justify-single-word="false"/>
      <style:text-properties officeooo:rsid="001eaa7d" officeooo:paragraph-rsid="001eaa7d"/>
    </style:style>
    <style:style style:name="P60" style:family="paragraph" style:parent-style-name="Standard">
      <style:text-properties officeooo:paragraph-rsid="001eaa7d"/>
    </style:style>
    <style:style style:name="P61" style:family="paragraph" style:parent-style-name="Standard">
      <style:text-properties officeooo:rsid="001f9d1e" officeooo:paragraph-rsid="001f9d1e"/>
    </style:style>
    <style:style style:name="P62" style:family="paragraph" style:parent-style-name="Standard">
      <style:text-properties officeooo:rsid="00206965" officeooo:paragraph-rsid="00206965"/>
    </style:style>
    <style:style style:name="P63" style:family="paragraph" style:parent-style-name="Standard" style:list-style-name="L1">
      <style:paragraph-properties fo:text-align="start" style:justify-single-word="false"/>
      <style:text-properties officeooo:rsid="0007ef5f" officeooo:paragraph-rsid="00220638"/>
    </style:style>
    <style:style style:name="P64" style:family="paragraph" style:parent-style-name="Standard">
      <style:paragraph-properties fo:text-align="start" style:justify-single-word="false"/>
      <style:text-properties officeooo:rsid="0007ef5f" officeooo:paragraph-rsid="00220638"/>
    </style:style>
    <style:style style:name="P65" style:family="paragraph" style:parent-style-name="Standard">
      <style:paragraph-properties fo:text-align="start" style:justify-single-word="false"/>
      <style:text-properties officeooo:rsid="00220638" officeooo:paragraph-rsid="00220638"/>
    </style:style>
    <style:style style:name="P66" style:family="paragraph" style:parent-style-name="Standard">
      <style:paragraph-properties fo:text-align="start" style:justify-single-word="false" fo:break-before="page"/>
      <style:text-properties officeooo:rsid="00220638" officeooo:paragraph-rsid="00220638"/>
    </style:style>
    <style:style style:name="T1" style:family="text">
      <style:text-properties style:font-name="Ubuntu Mono" fo:font-size="24pt" style:font-size-asian="24pt" style:font-size-complex="24pt"/>
    </style:style>
    <style:style style:name="T2" style:family="text">
      <style:text-properties style:font-name="Ubuntu Mono" fo:font-size="24pt" officeooo:rsid="00113e63" style:font-size-asian="24pt" style:font-size-complex="24pt"/>
    </style:style>
    <style:style style:name="T3" style:family="text">
      <style:text-properties style:font-name="Ubuntu Mono" fo:font-size="24pt" style:text-underline-style="none" fo:font-weight="normal" officeooo:rsid="00081178" style:font-size-asian="24pt" style:font-weight-asian="normal" style:font-size-complex="24pt" style:font-weight-complex="normal"/>
    </style:style>
    <style:style style:name="T4" style:family="text">
      <style:text-properties style:font-name="Ubuntu Mono" fo:font-size="24pt" style:text-underline-style="none" fo:font-weight="normal" officeooo:rsid="000f5b41" style:font-size-asian="24pt" style:font-weight-asian="normal" style:font-size-complex="24pt" style:font-weight-complex="normal"/>
    </style:style>
    <style:style style:name="T5" style:family="text">
      <style:text-properties style:font-name="Ubuntu Mono" fo:font-size="24pt" style:text-underline-style="solid" style:text-underline-width="auto" style:text-underline-color="font-color" fo:font-weight="normal" officeooo:rsid="00113e63" style:font-size-asian="24pt" style:font-weight-asian="normal" style:font-size-complex="24pt" style:font-weight-complex="normal"/>
    </style:style>
    <style:style style:name="T6" style:family="text">
      <style:text-properties style:font-name="Ubuntu Mono" fo:font-size="24pt" style:text-underline-style="solid" style:text-underline-width="auto" style:text-underline-color="font-color" fo:font-weight="normal" officeooo:rsid="001245a0" style:font-size-asian="24pt" style:font-weight-asian="normal" style:font-size-complex="24pt" style:font-weight-complex="normal"/>
    </style:style>
    <style:style style:name="T7" style:family="text">
      <style:text-properties style:font-name="Ubuntu Mono" fo:font-size="16pt" style:text-underline-style="none" fo:font-weight="normal" style:font-size-asian="14pt" style:font-weight-asian="normal" style:font-size-complex="16pt" style:font-weight-complex="normal"/>
    </style:style>
    <style:style style:name="T8" style:family="text">
      <style:text-properties style:font-name="Ubuntu Mono" fo:font-size="16pt" style:text-underline-style="none" fo:font-weight="normal" officeooo:rsid="00113e63" style:font-size-asian="14pt" style:font-weight-asian="normal" style:font-size-complex="16pt" style:font-weight-complex="normal"/>
    </style:style>
    <style:style style:name="T9" style:family="text">
      <style:text-properties style:font-name="Ubuntu Mono" fo:font-size="16pt" style:text-underline-style="none" fo:font-weight="normal" officeooo:rsid="001245a0" style:font-size-asian="14pt" style:font-weight-asian="normal" style:font-size-complex="16pt" style:font-weight-complex="normal"/>
    </style:style>
    <style:style style:name="T10" style:family="text">
      <style:text-properties style:font-name="Ubuntu Mono" fo:font-size="16pt" style:text-underline-style="none" fo:font-weight="normal" officeooo:rsid="00134cb9" style:font-size-asian="14pt" style:font-weight-asian="normal" style:font-size-complex="16pt" style:font-weight-complex="normal"/>
    </style:style>
    <style:style style:name="T11" style:family="text">
      <style:text-properties style:font-name="Ubuntu Mono" fo:font-size="16pt" style:text-underline-style="none" fo:font-weight="normal" officeooo:rsid="001d2e4c" style:font-size-asian="14pt" style:font-weight-asian="normal" style:font-size-complex="16pt" style:font-weight-complex="normal"/>
    </style:style>
    <style:style style:name="T12" style:family="text">
      <style:text-properties style:font-name="Ubuntu Mono" fo:font-size="16pt" style:text-underline-style="none" fo:font-weight="normal" officeooo:rsid="001e56a8" style:font-size-asian="14pt" style:font-weight-asian="normal" style:font-size-complex="16pt" style:font-weight-complex="normal"/>
    </style:style>
    <style:style style:name="T13" style:family="text">
      <style:text-properties style:font-name="Ubuntu Mono" fo:font-size="16pt" style:text-underline-style="none" fo:font-weight="normal" officeooo:rsid="0014004c" style:font-size-asian="14pt" style:font-weight-asian="normal" style:font-size-complex="16pt" style:font-weight-complex="normal"/>
    </style:style>
    <style:style style:name="T14" style:family="text">
      <style:text-properties style:font-name="Ubuntu Mono" fo:font-size="16pt" style:text-underline-style="none" fo:font-weight="normal" officeooo:rsid="001e7675" style:font-size-asian="14pt" style:font-weight-asian="normal" style:font-size-complex="16pt" style:font-weight-complex="normal"/>
    </style:style>
    <style:style style:name="T15" style:family="text">
      <style:text-properties style:font-name="Ubuntu Mono" fo:font-size="16pt" style:text-underline-style="none" fo:font-weight="normal" officeooo:rsid="0024ab24" style:font-size-asian="14pt" style:font-weight-asian="normal" style:font-size-complex="16pt" style:font-weight-complex="normal"/>
    </style:style>
    <style:style style:name="T16" style:family="text">
      <style:text-properties style:font-name="Ubuntu Mono" fo:font-size="16pt" style:text-underline-style="none" fo:font-weight="normal" officeooo:rsid="0025be89" style:font-size-asian="14pt" style:font-weight-asian="normal" style:font-size-complex="16pt" style:font-weight-complex="normal"/>
    </style:style>
    <style:style style:name="T17" style:family="text">
      <style:text-properties style:font-name="Ubuntu Mono" fo:font-size="16pt" fo:font-style="normal" style:text-underline-style="none" fo:font-weight="normal" style:font-size-asian="14pt" style:font-style-asian="normal" style:font-weight-asian="normal" style:font-size-complex="16pt" style:font-style-complex="normal" style:font-weight-complex="normal"/>
    </style:style>
    <style:style style:name="T18" style:family="text">
      <style:text-properties style:font-name="Ubuntu Mono" fo:font-size="16pt" fo:font-style="normal" style:text-underline-style="none" fo:font-weight="normal" officeooo:rsid="001e56a8" style:font-size-asian="14pt" style:font-style-asian="normal" style:font-weight-asian="normal" style:font-size-complex="16pt" style:font-style-complex="normal" style:font-weight-complex="normal"/>
    </style:style>
    <style:style style:name="T19" style:family="text">
      <style:text-properties style:font-name="Ubuntu Mono" fo:font-size="16pt" fo:font-style="normal" style:text-underline-style="none" fo:font-weight="normal" officeooo:rsid="001e7675" style:font-size-asian="14pt" style:font-style-asian="normal" style:font-weight-asian="normal" style:font-size-complex="16pt" style:font-style-complex="normal" style:font-weight-complex="normal"/>
    </style:style>
    <style:style style:name="T20" style:family="text">
      <style:text-properties style:font-name="Ubuntu Mono" fo:font-size="16pt" fo:font-style="normal" style:text-underline-style="none" fo:font-weight="normal" officeooo:rsid="001eaa7d" style:font-size-asian="14pt" style:font-style-asian="normal" style:font-weight-asian="normal" style:font-size-complex="16pt" style:font-style-complex="normal" style:font-weight-complex="normal"/>
    </style:style>
    <style:style style:name="T21" style:family="text">
      <style:text-properties style:font-name="Ubuntu Mono" fo:font-size="16pt" fo:font-style="normal" style:text-underline-style="none" fo:font-weight="normal" officeooo:rsid="0025be89" style:font-size-asian="14pt" style:font-style-asian="normal" style:font-weight-asian="normal" style:font-size-complex="16pt" style:font-style-complex="normal" style:font-weight-complex="normal"/>
    </style:style>
    <style:style style:name="T22" style:family="text">
      <style:text-properties style:font-name="Ubuntu Mono" style:text-underline-style="none" fo:font-weight="normal" style:font-weight-asian="normal" style:font-weight-complex="normal"/>
    </style:style>
    <style:style style:name="T23" style:family="text">
      <style:text-properties style:font-name="Ubuntu Mono" style:text-underline-style="none" fo:font-weight="normal" officeooo:rsid="001e56a8" style:font-weight-asian="normal" style:font-weight-complex="normal"/>
    </style:style>
    <style:style style:name="T24" style:family="text">
      <style:text-properties style:font-name="Ubuntu Mono" fo:font-weight="normal" style:font-weight-asian="normal" style:font-weight-complex="normal"/>
    </style:style>
    <style:style style:name="T25" style:family="text">
      <style:text-properties style:font-name="Ubuntu Mono" fo:font-weight="normal" officeooo:rsid="001245a0" style:font-weight-asian="normal" style:font-weight-complex="normal"/>
    </style:style>
    <style:style style:name="T26" style:family="text">
      <style:text-properties style:font-name="Ubuntu Mono" fo:font-weight="normal" officeooo:rsid="001664e2" style:font-weight-asian="normal" style:font-weight-complex="normal"/>
    </style:style>
    <style:style style:name="T27" style:family="text">
      <style:text-properties style:font-name="Ubuntu Mono" fo:font-weight="normal" officeooo:rsid="001869b7" style:font-weight-asian="normal" style:font-weight-complex="normal"/>
    </style:style>
    <style:style style:name="T28" style:family="text">
      <style:text-properties style:font-name="Ubuntu Mono" fo:font-weight="normal" officeooo:rsid="001a47dc" style:font-weight-asian="normal" style:font-weight-complex="normal"/>
    </style:style>
    <style:style style:name="T29" style:family="text">
      <style:text-properties style:font-name="Ubuntu Mono" fo:font-weight="normal" officeooo:rsid="001b6c84" style:font-weight-asian="normal" style:font-weight-complex="normal"/>
    </style:style>
    <style:style style:name="T30" style:family="text">
      <style:text-properties style:font-name="Ubuntu Mono" fo:font-weight="normal" officeooo:rsid="001cecec" style:font-weight-asian="normal" style:font-weight-complex="normal"/>
    </style:style>
    <style:style style:name="T31" style:family="text">
      <style:text-properties style:font-name="Ubuntu Mono" fo:font-weight="normal" officeooo:rsid="0024ab24" style:font-weight-asian="normal" style:font-weight-complex="normal"/>
    </style:style>
    <style:style style:name="T32" style:family="text">
      <style:text-properties style:font-name="Ubuntu Mono" fo:font-weight="normal" officeooo:rsid="0025be89" style:font-weight-asian="normal" style:font-weight-complex="normal"/>
    </style:style>
    <style:style style:name="T33" style:family="text">
      <style:text-properties style:font-name="Ubuntu Mono" fo:font-size="22pt" style:text-underline-style="none" fo:font-weight="normal" style:font-size-asian="22pt" style:font-weight-asian="normal" style:font-size-complex="22pt" style:font-weight-complex="normal"/>
    </style:style>
    <style:style style:name="T34" style:family="text">
      <style:text-properties style:font-name="Ubuntu Mono" fo:font-size="22pt" style:text-underline-style="solid" style:text-underline-width="auto" style:text-underline-color="font-color" fo:font-weight="normal" officeooo:rsid="001e56a8" style:font-size-asian="22pt" style:font-weight-asian="normal" style:font-size-complex="22pt" style:font-weight-complex="normal"/>
    </style:style>
    <style:style style:name="T35" style:family="text">
      <style:text-properties style:text-underline-style="none" officeooo:rsid="001664e2"/>
    </style:style>
    <style:style style:name="T36" style:family="text">
      <style:text-properties style:text-underline-style="none" officeooo:rsid="001e56a8"/>
    </style:style>
    <style:style style:name="T37" style:family="text">
      <style:text-properties officeooo:rsid="001245a0"/>
    </style:style>
    <style:style style:name="T38" style:family="text">
      <style:text-properties officeooo:rsid="001664e2"/>
    </style:style>
    <style:style style:name="T39" style:family="text">
      <style:text-properties style:text-underline-style="solid" style:text-underline-width="auto" style:text-underline-color="font-color" officeooo:rsid="001664e2"/>
    </style:style>
    <style:style style:name="T40" style:family="text">
      <style:text-properties officeooo:rsid="001cecec"/>
    </style:style>
    <style:style style:name="T41" style:family="text">
      <style:text-properties officeooo:rsid="001e7675"/>
    </style:style>
    <style:style style:name="T42" style:family="text">
      <style:text-properties fo:color="#ce9178" style:font-name="Ubuntu Mono" fo:font-size="16pt" fo:font-style="normal" style:text-underline-style="none" fo:font-weight="normal" fo:background-color="#1e1e1e" loext:char-shading-value="0" style:font-size-asian="14pt" style:font-style-asian="normal" style:font-weight-asian="normal" style:font-size-complex="16pt" style:font-style-complex="normal" style:font-weight-complex="normal"/>
    </style:style>
    <style:style style:name="T43" style:family="text">
      <style:text-properties fo:color="#ce9178" style:font-name="Ubuntu Mono" fo:font-size="16pt" fo:font-style="normal" style:text-underline-style="none" fo:font-weight="normal" officeooo:rsid="001eaa7d" fo:background-color="#1e1e1e" loext:char-shading-value="0" style:font-size-asian="14pt" style:font-style-asian="normal" style:font-weight-asian="normal" style:font-size-complex="16pt" style:font-style-complex="normal" style:font-weight-complex="normal"/>
    </style:style>
    <style:style style:name="T44" style:family="text">
      <style:text-properties fo:color="#9cdcfe" style:font-name="Ubuntu Mono" fo:font-size="16pt" fo:font-style="normal" style:text-underline-style="none" fo:font-weight="normal" fo:background-color="#1e1e1e" loext:char-shading-value="0" style:font-size-asian="14pt" style:font-style-asian="normal" style:font-weight-asian="normal" style:font-size-complex="16pt" style:font-style-complex="normal" style:font-weight-complex="normal"/>
    </style:style>
    <style:style style:name="T45" style:family="text">
      <style:text-properties fo:color="#000000" style:font-name="Ubuntu Mono" fo:font-size="16pt" fo:font-style="normal" style:text-underline-style="none" fo:font-weight="normal" officeooo:rsid="001eaa7d" fo:background-color="transparent" loext:char-shading-value="0" style:font-size-asian="14pt" style:font-style-asian="normal" style:font-weight-asian="normal" style:font-size-complex="16pt" style:font-style-complex="normal" style:font-weight-complex="normal"/>
    </style:style>
    <style:style style:name="T46" style:family="text">
      <style:text-properties fo:color="#000000" style:font-name="Ubuntu Mono" fo:font-size="16pt" fo:font-style="normal" style:text-underline-style="none" fo:font-weight="normal" officeooo:rsid="001f9d1e" fo:background-color="transparent" loext:char-shading-value="0" style:font-size-asian="14pt" style:font-style-asian="normal" style:font-weight-asian="normal" style:font-size-complex="16pt" style:font-style-complex="normal" style:font-weight-complex="normal"/>
    </style:style>
    <style:style style:name="T47" style:family="text">
      <style:text-properties fo:color="#000000" style:font-name="Ubuntu Mono" fo:font-size="16pt" fo:font-style="normal" style:text-underline-style="none" fo:font-weight="normal" fo:background-color="transparent" loext:char-shading-value="0" style:font-size-asian="14pt" style:font-style-asian="normal" style:font-weight-asian="normal" style:font-size-complex="16pt" style:font-style-complex="normal" style:font-weight-complex="normal"/>
    </style:style>
    <style:style style:name="T48" style:family="text">
      <style:text-properties fo:color="#000000" style:font-name="Ubuntu Mono" fo:font-size="16pt" fo:font-style="normal" style:text-underline-style="none" fo:font-weight="normal" officeooo:rsid="00206965" fo:background-color="transparent" loext:char-shading-value="0" style:font-size-asian="14pt" style:font-style-asian="normal" style:font-weight-asian="normal" style:font-size-complex="16pt" style:font-style-complex="normal" style:font-weight-complex="normal"/>
    </style:style>
    <style:style style:name="T49" style:family="text">
      <style:text-properties fo:color="#000000" style:font-name="Ubuntu Mono" fo:font-size="16pt" fo:font-style="normal" style:text-underline-style="none" fo:font-weight="normal" officeooo:rsid="0022cba0" fo:background-color="transparent" loext:char-shading-value="0" style:font-size-asian="14pt" style:font-style-asian="normal" style:font-weight-asian="normal" style:font-size-complex="16pt" style:font-style-complex="normal" style:font-weight-complex="normal"/>
    </style:style>
    <style:style style:name="T50" style:family="text">
      <style:text-properties fo:color="#000000" style:font-name="Ubuntu Mono" fo:font-size="16pt" fo:font-style="normal" style:text-underline-style="none" fo:font-weight="normal" officeooo:rsid="0024ab24" fo:background-color="transparent" loext:char-shading-value="0" style:font-size-asian="14pt" style:font-style-asian="normal" style:font-weight-asian="normal" style:font-size-complex="16pt" style:font-style-complex="normal" style:font-weight-complex="normal"/>
    </style:style>
    <style:style style:name="T51" style:family="text">
      <style:text-properties fo:color="#000000" style:font-name="Ubuntu Mono" fo:font-size="16pt" fo:font-style="normal" style:text-underline-style="none" fo:font-weight="normal" officeooo:rsid="0025be89" fo:background-color="transparent" loext:char-shading-value="0" style:font-size-asian="14pt" style:font-style-asian="normal" style:font-weight-asian="normal" style:font-size-complex="16pt" style:font-style-complex="normal" style:font-weight-complex="normal"/>
    </style:style>
    <style:style style:name="T52" style:family="text">
      <style:text-properties fo:color="#000000" style:font-name="Ubuntu Mono" fo:font-size="16pt" fo:font-style="normal" style:text-underline-style="none" fo:font-weight="normal" officeooo:rsid="00270b5c" fo:background-color="transparent" loext:char-shading-value="0" style:font-size-asian="14pt" style:font-style-asian="normal" style:font-weight-asian="normal" style:font-size-complex="16pt" style:font-style-complex="normal" style:font-weight-complex="normal"/>
    </style:style>
    <style:style style:name="T53" style:family="text">
      <style:text-properties fo:color="#000000" style:font-name="Ubuntu Mono" fo:font-size="16pt" fo:font-weight="normal" officeooo:rsid="0024ab24" fo:background-color="transparent" loext:char-shading-value="0" style:font-size-asian="16pt" style:font-weight-asian="normal" style:font-size-complex="16pt" style:font-weight-complex="normal"/>
    </style:style>
    <style:style style:name="T54" style:family="text">
      <style:text-properties fo:color="#000000" style:font-name="Ubuntu Mono" fo:font-size="16pt" fo:font-weight="normal" officeooo:rsid="00270b5c" fo:background-color="transparent" loext:char-shading-value="0" style:font-size-asian="16pt" style:font-weight-asian="normal" style:font-size-complex="16pt" style:font-weight-complex="normal"/>
    </style:style>
    <style:style style:name="T55" style:family="text">
      <style:text-properties fo:color="#000000" style:font-name="Ubuntu Mono" fo:font-size="22pt" fo:font-style="normal" style:text-underline-style="none" fo:font-weight="normal" fo:background-color="transparent" loext:char-shading-value="0" style:font-size-asian="22pt" style:font-style-asian="normal" style:font-weight-asian="normal" style:font-size-complex="22pt" style:font-style-complex="normal" style:font-weight-complex="normal"/>
    </style:style>
    <style:style style:name="T56" style:family="text">
      <style:text-properties fo:color="#000000" style:font-name="Ubuntu Mono" fo:font-size="22pt" fo:font-style="italic" style:text-underline-style="solid" style:text-underline-width="auto" style:text-underline-color="font-color" fo:font-weight="normal" fo:background-color="transparent" loext:char-shading-value="0" style:font-size-asian="22pt" style:font-style-asian="italic" style:font-weight-asian="normal" style:font-size-complex="22pt" style:font-style-complex="italic" style:font-weight-complex="normal"/>
    </style:style>
    <style:style style:name="T57" style:family="text">
      <style:text-properties fo:color="#000000" style:font-name="Ubuntu Mono" fo:font-weight="normal" fo:background-color="transparent" loext:char-shading-value="0" style:font-weight-asian="normal" style:font-weight-complex="normal"/>
    </style:style>
    <style:style style:name="T58" style:family="text">
      <style:text-properties fo:color="#000000" style:font-name="Ubuntu Mono" fo:font-weight="normal" officeooo:rsid="0022cba0" fo:background-color="transparent" loext:char-shading-value="0" style:font-weight-asian="normal" style:font-weight-complex="normal"/>
    </style:style>
    <style:style style:name="T59" style:family="text">
      <style:text-properties fo:color="#000000" style:font-name="Ubuntu Mono" fo:font-weight="normal" officeooo:rsid="00270b5c" fo:background-color="transparent" loext:char-shading-value="0" style:font-weight-asian="normal" style:font-weight-complex="normal"/>
    </style:style>
    <style:style style:name="T60" style:family="text">
      <style:text-properties officeooo:rsid="0024ab24"/>
    </style:style>
    <style:style style:name="T61" style:family="text">
      <style:text-properties officeooo:rsid="0025be89"/>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rojet de </text:span><text:span text:style-name="T2">Compilation</text:span></text:p>
      <text:p text:style-name="P8">L3 Informatique</text:p>
      <text:p text:style-name="P8">2021-2022</text:p>
      <text:p text:style-name="P8"/>
      <text:p text:style-name="P8"/>
      <text:p text:style-name="P8"/>
      <text:p text:style-name="P8"/>
      <text:p text:style-name="P8"/>
      <text:p text:style-name="P8"/>
      <text:p text:style-name="P8"/>
      <text:p text:style-name="P8"/>
      <text:p text:style-name="P8"/>
      <text:p text:style-name="P8"/>
      <text:p text:style-name="P8"/>
      <text:p text:style-name="P9">Projet</text:p>
      <text:p text:style-name="P11">Algo en LaTeX</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Dombry Baptiste</text:p>
      <text:p text:style-name="P1">Dourlen Maxime</text:p>
      <text:p text:style-name="P12">Groupe TP3</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Sommaire :</text:p>
      <text:p text:style-name="P4"/>
      <text:list xml:id="list3165852813" text:style-name="L1">
        <text:list-item>
          <text:p text:style-name="P28">Introduction</text:p>
        </text:list-item>
        <text:list-item>
          <text:p text:style-name="P29">Grammaire utilisée</text:p>
          <text:p text:style-name="P34"><text:span text:style-name="T38">II.1. </text:span><text:span text:style-name="T39">Terminaux de la grammaire</text:span></text:p>
          <text:p text:style-name="P30"><text:span text:style-name="T35">II.</text:span><text:span text:style-name="T36">2.</text:span><text:span text:style-name="T35"> </text:span><text:span text:style-name="T37">L</text:span><text:span text:style-name="T38">es </text:span><text:span text:style-name="T40">non-</text:span><text:span text:style-name="T38">terminaux de la grammaire</text:span></text:p>
        </text:list-item>
        <text:list-item>
          <text:p text:style-name="P31">Code Assembleur</text:p>
        </text:list-item>
        <text:list-item>
          <text:p text:style-name="P32">Conclusion</text:p>
          <text:p text:style-name="P33"/>
          <text:p text:style-name="P33"/>
        </text:list-item>
      </text:list>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15"><text:span text:style-name="T3">I.<text:tab/><text:tab/></text:span><text:span text:style-name="T5">Introduction</text:span></text:p>
      <text:p text:style-name="P7"/>
      <text:p text:style-name="P13"/>
      <text:p text:style-name="P55"><text:span text:style-name="T8"><text:tab/>Lors de notre 3</text:span><text:span text:style-name="T9">e</text:span><text:span text:style-name="T8"> année en licence d’informatique, durant les TP de compilation, nous avons créer un petit compilateur a l’aide de flex, bison et de l’assembleur ASIPRO. Nous allons donc utiliser les connaissances acquises lors de ces TP pour réaliser ce projet. Il consiste a écrire deux programmes :</text:span></text:p>
      <text:p text:style-name="P55"><text:span text:style-name="T8"><text:tab/>-le premier : « algo2asm fichier.tex » génère un fichier fichier.asm contenant le code source ASIPRO correspondant au contenu de fichier.tex, dont on supposera qu’il ne contient que la description d’une</text:span></text:p>
      <text:p text:style-name="P35">fonction décrite en utilisant A<text:span text:style-name="T41">l</text:span>go. </text:p>
      <text:p text:style-name="P35"><text:tab/>-<text:span text:style-name="T60">l</text:span>e deuxième : run ’\SIPRO{fichier}{arg}’ utilise SIPRO pour calculer la valeur de la fonction dont le nom est donné en premier argument de la commande \SIPRO, en utilisant les arguments donnés en second argument de la commande \SIPRO. Ainsi, run ’\SIPRO{puissance}{2,3}’ produit 8 sur sa sortie standard, si puissance.tex est un algorithme de puissance.</text:p>
      <text:p text:style-name="P13"/>
      <text:p text:style-name="P5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text:span text:style-name="T4">II. </text:span><text:span text:style-name="T6">Grammaire utilisée</text:span></text:p>
      <text:p text:style-name="P6"/>
      <text:p text:style-name="P17"><text:span text:style-name="T8"><text:tab/></text:span><text:span text:style-name="T9">Pour ce qui est de la grammaire, cela a été le principal axe de recherche pour commencer le projet, après beaucoup d’essais et de mise sur papier on obtient un</text:span><text:span text:style-name="T15">e</text:span><text:span text:style-name="T9"> grammaire correcte.</text:span></text:p>
      <text:p text:style-name="P36"/>
      <text:p text:style-name="P22"><text:span text:style-name="T22">II.1 </text:span><text:span text:style-name="T25">L</text:span><text:span text:style-name="T24">es terminaux de la grammaire</text:span></text:p>
      <text:p text:style-name="P51"/>
      <text:p text:style-name="P51"/>
      <text:p text:style-name="P20"><text:span text:style-name="T24">\\begin{algo}, \\end{algo} : représente la commande qui commence l’algorithme ainsi celle qui fini</text:span><text:span text:style-name="T31">t</text:span><text:span text:style-name="T24"> l’algorithme. </text:span><text:span text:style-name="T26">Note, si l’on trouve « \\begin{algo} » dans un fichier correcte, on aura toujours un « \\end{algo} » à la fin, très utile à savoir pour la grammaire.</text:span></text:p>
      <text:p text:style-name="P39"/>
      <text:p text:style-name="P20"><text:span text:style-name="T24">\\SET : </text:span><text:span text:style-name="T27">représente la commande qui </text:span><text:span text:style-name="T28">produit une affectation</text:span></text:p>
      <text:p text:style-name="P41">Exemple : \SET{i}{j}: produit i ← j.</text:p>
      <text:p text:style-name="P41"/>
      <text:p text:style-name="P20"><text:span text:style-name="T24">\\DOFORI, \\OD : </text:span><text:span text:style-name="T28">représente la commande qui permet de faire une boucle for. « \\OD » se présente obligatoirement a la fin.</text:span></text:p>
      <text:p text:style-name="P42"/>
      <text:p text:style-name="P41">\\DOWHILE : r<text:span text:style-name="T61">e</text:span>présente la commande qui permet de faire une boucle while. Comme la boucle for, il faut que « \\OD » se trouve a la fin obligatoirement.</text:p>
      <text:p text:style-name="P41"/>
      <text:p text:style-name="P20"><text:span text:style-name="T24">\\RETURN : </text:span><text:span text:style-name="T28">représente la commande qui permet de retourner une valeur a la fin de l’algorithme</text:span></text:p>
      <text:p text:style-name="P39"/>
      <text:p text:style-name="P21"><text:span text:style-name="T24">\\IF, \\\ELSE, \\FI : </text:span><text:span text:style-name="T29">représente la com</text:span><text:span text:style-name="T32">m</text:span><text:span text:style-name="T29">ande qui permet de faire des condition</text:span><text:span text:style-name="T32">s</text:span><text:span text:style-name="T29">, </text:span><text:span text:style-name="T28">il faut que « \\</text:span><text:span text:style-name="T29">FI</text:span><text:span text:style-name="T28"> » se trouve a la fin obligatoirement.</text:span></text:p>
      <text:p text:style-name="P39"/>
      <text:p text:style-name="P39"/>
      <text:p text:style-name="P53"><text:span text:style-name="T13">\\SIPRO : </text:span><text:span text:style-name="T14"> </text:span><text:span text:style-name="T13">représente la commande qui </text:span><text:span text:style-name="T14">permet de lancer une fonction.</text:span></text:p>
      <text:p text:style-name="P53"><text:span text:style-name="T13"/></text:p>
      <text:p text:style-name="P39"/>
      <text:p text:style-name="P20"><text:span text:style-name="T24">\\CALL : </text:span><text:span text:style-name="T29">représente la commande qui permet de faire l’appel </text:span><text:span text:style-name="T32">à</text:span><text:span text:style-name="T29"> un autre algorithme.</text:span></text:p>
      <text:p text:style-name="P43"/>
      <text:p text:style-name="P20"><text:span text:style-name="T24">[[:digit:]]+ : </text:span><text:span text:style-name="T29">représente une suite non vide de chiffres</text:span><text:span text:style-name="T24"> <text:s text:c="10"/></text:span></text:p>
      <text:p text:style-name="P20"><text:soft-page-break/><text:span text:style-name="T24">[[:blank:]]|\n : </text:span><text:span text:style-name="T29">représente un espace ou un saut a la ligne (cela permet de les ignorer)</text:span></text:p>
      <text:p text:style-name="P43"/>
      <text:p text:style-name="P21"><text:span text:style-name="T24">&amp;&amp;, ||, ! : </text:span><text:span text:style-name="T29">représente les opérateur</text:span><text:span text:style-name="T32">s</text:span><text:span text:style-name="T29"> logiques OU ||, ET &amp;&amp;, NON !</text:span></text:p>
      <text:p text:style-name="P44"/>
      <text:p text:style-name="P21"><text:span text:style-name="T24">&lt;, &lt;=, &gt;, &gt;=, =, != : </text:span><text:span text:style-name="T29">représente les opérateur relationnels</text:span><text:span text:style-name="T24"> </text:span></text:p>
      <text:p text:style-name="P40"><text:s text:c="19"/></text:p>
      <text:p text:style-name="P21"><text:span text:style-name="T24">true, false : </text:span><text:span text:style-name="T29">représente les deux valeurs booléennes possible</text:span><text:span text:style-name="T32">s</text:span></text:p>
      <text:p text:style-name="P40"><text:s text:c="20"/></text:p>
      <text:p text:style-name="P20"><text:span text:style-name="T24">([a-zA-Z][a-zA-Z0-9_]*)|([_][a-zA-Z][a-zA-Z0-9_]*) : </text:span><text:span text:style-name="T29">représente une suite de caractère</text:span><text:span text:style-name="T32">s</text:span><text:span text:style-name="T29"> permettant notamment de déclarer le nom des variables</text:span></text:p>
      <text:p text:style-name="P50"/>
      <text:p text:style-name="P50"/>
      <text:p text:style-name="P23"><text:span text:style-name="T22">II.</text:span><text:span text:style-name="T23">2</text:span><text:span text:style-name="T22"> </text:span><text:span text:style-name="T25">L</text:span><text:span text:style-name="T24">es </text:span><text:span text:style-name="T30">non-</text:span><text:span text:style-name="T24">terminaux de la grammaire</text:span></text:p>
      <text:p text:style-name="P36"/>
      <text:p text:style-name="P36">starter: SIPRO '{' ID '}' '{' numbers '}'</text:p>
      <text:p text:style-name="P36"><text:s text:c="7"/>| function</text:p>
      <text:p text:style-name="P36"/>
      <text:p text:style-name="P24"><text:span text:style-name="T9">P</text:span><text:span text:style-name="T7">ermet de lancer la fonction SIPRO si on l’utilise </text:span><text:span text:style-name="T11">sinon on lit « function »</text:span></text:p>
      <text:p text:style-name="P36"/>
      <text:p text:style-name="P36">numbers: NUMBER ',' numbers</text:p>
      <text:p text:style-name="P36"><text:s text:c="7"/>| NUMBER</text:p>
      <text:p text:style-name="P36"><text:s text:c="7"/>| Ɛ</text:p>
      <text:p text:style-name="P36"/>
      <text:p text:style-name="P25"><text:span text:style-name="T9">P</text:span><text:span text:style-name="T7">ermet d’énumérer une liste de nombre</text:span><text:span text:style-name="T16">s</text:span><text:span text:style-name="T7"> sépar</text:span><text:span text:style-name="T16">és</text:span><text:span text:style-name="T7"> d’une virgule</text:span></text:p>
      <text:p text:style-name="P36"/>
      <text:p text:style-name="P36">function: function BEGIN_ALGO '{' ID '}' '{' ids '}' <text:s text:c="5"/><text:tab/><text:tab/> function END_ALGO</text:p>
      <text:p text:style-name="P36"><text:s text:c="8"/>| Ɛ</text:p>
      <text:p text:style-name="P36"/>
      <text:p text:style-name="P25"><text:span text:style-name="T9">D</text:span><text:span text:style-name="T7">ebut de l’algorithme encadr</text:span><text:span text:style-name="T16">é</text:span><text:span text:style-name="T7"> par BEGIN_ALGO et END_ALGO</text:span></text:p>
      <text:p text:style-name="P36"/>
      <text:p text:style-name="P36">ids: ids ',' ID</text:p>
      <text:p text:style-name="P36"><text:s text:c="3"/>| ID</text:p>
      <text:p text:style-name="P36"/>
      <text:p text:style-name="P26"><text:span text:style-name="T9">P</text:span><text:span text:style-name="T11">ermet d’énumérer une liste de </text:span><text:span text:style-name="T12">variables</text:span><text:span text:style-name="T11"> sépar</text:span><text:span text:style-name="T16">ées</text:span><text:span text:style-name="T11"> d’une virgule</text:span></text:p>
      <text:p text:style-name="P45"/>
      <text:p text:style-name="P36">instrs: instr instrs</text:p>
      <text:p text:style-name="P36"><text:s text:c="6"/>| Ɛ</text:p>
      <text:p text:style-name="P36"/>
      <text:p text:style-name="P27"><text:soft-page-break/><text:span text:style-name="T9">P</text:span><text:span text:style-name="T7">ermet de lire une suite d’instructions</text:span></text:p>
      <text:p text:style-name="P36"/>
      <text:p text:style-name="P36">instr: SET '{' ID '}' '{' expr '}'</text:p>
      <text:p text:style-name="P17"><text:span text:style-name="T10"><text:s text:c="5"/>| </text:span><text:span text:style-name="T9">DOFORI '{' fix ID '}' '{' expr '}' '{' expr '}' <text:tab/><text:tab/> <text:s/>instrs OD</text:span></text:p>
      <text:p text:style-name="P36"><text:s text:c="5"/>| IF '{' expr fixif '}' instrs FI</text:p>
      <text:p text:style-name="P17"><text:span text:style-name="T9"><text:s text:c="5"/></text:span><text:span text:style-name="T10">| </text:span><text:span text:style-name="T9">IF '{' expr fixif '}' instrs ELSE instrs FI</text:span></text:p>
      <text:p text:style-name="P36"><text:s text:c="5"/>| RETURN '{' expr '}'</text:p>
      <text:p text:style-name="P17"><text:span text:style-name="T9"><text:s text:c="5"/></text:span><text:span text:style-name="T10">| DOWHILE '{' fix expr '}' instrs OD</text:span></text:p>
      <text:p text:style-name="P46"/>
      <text:p text:style-name="P27"><text:span text:style-name="T10">P</text:span><text:span text:style-name="T7">ermet de lire les différentes inst</text:span><text:span text:style-name="T16">r</text:span><text:span text:style-name="T7">uctions possible</text:span><text:span text:style-name="T16">s</text:span><text:span text:style-name="T7"> des algorithme</text:span><text:span text:style-name="T16">s</text:span><text:span text:style-name="T7"> passé</text:span><text:span text:style-name="T16">s</text:span><text:span text:style-name="T7"> en paramètre</text:span></text:p>
      <text:p text:style-name="P48"/>
      <text:p text:style-name="P18"><text:span text:style-name="T10">fix: </text:span><text:span text:style-name="T9">Ɛ</text:span></text:p>
      <text:p text:style-name="P46"/>
      <text:p text:style-name="P18"><text:span text:style-name="T10">fixif: </text:span><text:span text:style-name="T9">Ɛ</text:span></text:p>
      <text:p text:style-name="P37"/>
      <text:p text:style-name="P27"><text:span text:style-name="T9">Évite</text:span><text:span text:style-name="T7"> les bug</text:span><text:span text:style-name="T16">s</text:span></text:p>
      <text:p text:style-name="P46"/>
      <text:p text:style-name="P46">exprs: expr ',' exprs</text:p>
      <text:p text:style-name="P46"><text:s text:c="5"/>| expr</text:p>
      <text:p text:style-name="P19"><text:span text:style-name="T10"><text:s text:c="5"/>| </text:span><text:span text:style-name="T9">Ɛ</text:span></text:p>
      <text:p text:style-name="P38"/>
      <text:p text:style-name="P26"><text:span text:style-name="T9">P</text:span><text:span text:style-name="T11">ermet d’énumérer une liste d</text:span><text:span text:style-name="T12">’expressions</text:span><text:span text:style-name="T11"> sépar</text:span><text:span text:style-name="T16">ées</text:span><text:span text:style-name="T11"> d’une virgule</text:span></text:p>
      <text:p text:style-name="P38"/>
      <text:p text:style-name="P46"/>
      <text:p text:style-name="P46">expr: NUMBER</text:p>
      <text:p text:style-name="P46"><text:s text:c="4"/>| '(' expr ')'</text:p>
      <text:p text:style-name="P46"><text:s text:c="4"/>| expr '+' expr</text:p>
      <text:p text:style-name="P47"><text:s text:c="4"/>| expr '-' expr</text:p>
      <text:p text:style-name="P47"><text:s text:c="4"/>| expr '*' expr</text:p>
      <text:p text:style-name="P46"><text:s text:c="4"/>| expr '/' expr</text:p>
      <text:p text:style-name="P46"><text:s text:c="4"/>| VRAI</text:p>
      <text:p text:style-name="P46"><text:s text:c="4"/>| FAUX</text:p>
      <text:p text:style-name="P46"><text:s text:c="4"/>| ID</text:p>
      <text:p text:style-name="P46"><text:s text:c="4"/>| expr OU expr</text:p>
      <text:p text:style-name="P46"><text:s text:c="4"/>| expr ET expr</text:p>
      <text:p text:style-name="P46"><text:s text:c="4"/>| expr EQ expr</text:p>
      <text:p text:style-name="P46"><text:s text:c="4"/>| expr NEQ expr</text:p>
      <text:p text:style-name="P46"><text:s text:c="4"/>| CALL '{' ID '}' '{' exprs '}'</text:p>
      <text:p text:style-name="P46"/>
      <text:p text:style-name="P27"><text:span text:style-name="T10">P</text:span><text:span text:style-name="T7">ermet de lire une expression</text:span></text:p>
      <text:p text:style-name="P27"><text:span text:style-name="T7"/></text:p>
      <text:p text:style-name="P27"><text:span text:style-name="T7"/></text:p>
      <text:p text:style-name="P57"><text:soft-page-break/><text:span text:style-name="T33">III. </text:span><text:span text:style-name="T34">Code Assembleur</text:span></text:p>
      <text:p text:style-name="P57"><text:span text:style-name="T34"/></text:p>
      <text:p text:style-name="P53"><text:span text:style-name="T18">P</text:span><text:span text:style-name="T19">our la partie assembleur, nous avons fait le choix </text:span><text:span text:style-name="T21">de </text:span><text:span text:style-name="T19">nous inspirer de ce que nous avons fait lors des séances de TP. Lors de nos séance</text:span><text:span text:style-name="T21">s</text:span><text:span text:style-name="T19"> de TP nous avions pu mettre en place de nombreuse</text:span><text:span text:style-name="T21">s</text:span><text:span text:style-name="T19"> vérification</text:span><text:span text:style-name="T21">s</text:span><text:span text:style-name="T19"> sur les type</text:span><text:span text:style-name="T21">s</text:span><text:span text:style-name="T19">, booléen ou entier. Lors de ce travail afin de ne pas trop compliquer le code assembleur, nous avons préféré enlever certain</text:span><text:span text:style-name="T21">es</text:span><text:span text:style-name="T19"> vérification</text:span><text:span text:style-name="T21">s</text:span><text:span text:style-name="T19"> sur les booléen. Ainsi le code assembleur produit ne peux gérer que des entiers en entrée, </text:span><text:span text:style-name="T20">car lors de la déclaration de la fonction dans le fichier .tex il n’est pas spécifié de quel type la variable sera. </text:span></text:p>
      <text:p text:style-name="P53"><text:span text:style-name="T20"/></text:p>
      <text:p text:style-name="P59"><text:span text:style-name="T17">Lors de la déclaration d’une fonction nous avons fait le choix d’ajouter une condition permettant de sauter à la fin d’un</text:span><text:span text:style-name="T21">e</text:span><text:span text:style-name="T17"> déclaration. Les instructions :</text:span></text:p>
      <text:p text:style-name="P60"><text:span text:style-name="T20">« </text:span><text:span text:style-name="T42">const dx,fonc:</text:span><text:span text:style-name="T44">%s</text:span><text:span text:style-name="T42">:fin </text:span><text:span text:style-name="T45">» suivi de « </text:span><text:span text:style-name="T43">jmp dx</text:span><text:span text:style-name="T45"> » permettent de ne pas tomber accidentellement dans la fonction déclar</text:span><text:span text:style-name="T51">ée</text:span><text:span text:style-name="T45">. Ainsi le seul moyen </text:span><text:span text:style-name="T46">d’accéder à cette fonction est grâce à l’appel « call » ou avec un appel à « jmp ».</text:span></text:p>
      <text:p text:style-name="P61"><text:span text:style-name="T47">Pour appeler les fonctions lors de l’exécution nous avons préférer utiliser l’appel « call » plutôt qu’un appel à « jmp » </text:span><text:span text:style-name="T51">qui est</text:span><text:span text:style-name="T47"> plus restreignant pour un retour à l’instruction suivant cet appel. </text:span></text:p>
      <text:p text:style-name="P61"><text:span text:style-name="T47"/></text:p>
      <text:p text:style-name="P61"><text:span text:style-name="T47">Les appels à « call », nous ont posé certain</text:span><text:span text:style-name="T51">s</text:span><text:span text:style-name="T47"> soucis, car l’adresse de la prochaine instruction est stocké</text:span><text:span text:style-name="T51">e</text:span><text:span text:style-name="T47"> en sommet de pile. Les valeurs des variables sont donc en dessous de l’adresse de la prochaine instruction. </text:span><text:span text:style-name="T51">I</text:span><text:span text:style-name="T47">l nous </text:span><text:span text:style-name="T51">a</text:span><text:span text:style-name="T47"> donc fallu, pour récupérer les valeurs faire des échanges en sommet de pile à chaque variable lu</text:span><text:span text:style-name="T51">e</text:span><text:span text:style-name="T47">. Il est possible de voir </text:span><text:span text:style-name="T51">c</text:span><text:span text:style-name="T47">es échanges dans le fichier à la ligne 121-123 du fichier .y</text:span></text:p>
      <text:p text:style-name="P61"><text:span text:style-name="T47"/></text:p>
      <text:p text:style-name="P61"><text:span text:style-name="T47">Nous avons fait le choix pour encore une fois simplifi</text:span><text:span text:style-name="T51">er</text:span><text:span text:style-name="T47"> le code produit, de demander </text:span><text:span text:style-name="T51">à</text:span><text:span text:style-name="T47"> </text:span><text:span text:style-name="T51">l’</text:span><text:span text:style-name="T47">utilisateur d’écrire dans le fichier .tex tout</text:span><text:span text:style-name="T51">es</text:span><text:span text:style-name="T47"> les fonctions annexes appel</text:span><text:span text:style-name="T51">ées</text:span><text:span text:style-name="T47"> par l’algorithme principal. Ce qui </text:span><text:span text:style-name="T51">a</text:span><text:span text:style-name="T47"> ensuite </text:span><text:span text:style-name="T48">été un gain par rapport à un programme qui aurait effectué les appels « call » avec des fonctions déclaré</text:span><text:span text:style-name="T51">es</text:span><text:span text:style-name="T48"> dans un autre fichier car il aurait été nécessaire de regarder si le fichier contenant la fonction existe. </text:span><text:span text:style-name="T51">S</text:span><text:span text:style-name="T48">’il n’existe pas </text:span><text:span text:style-name="T51">il faut </text:span><text:span text:style-name="T48">essayer de le compiler en imaginant qu’il </text:span><text:span text:style-name="T51">s</text:span><text:span text:style-name="T48">e situe dans le dossier de compilation. Une fait trouv</text:span><text:span text:style-name="T51">é</text:span><text:span text:style-name="T48"> de le compiler en </text:span><text:soft-page-break/><text:span text:style-name="T48">code assembleur et ensuite de copier le contenu du fichier dans le fichier en cours d’écriture.</text:span></text:p>
      <text:p text:style-name="P61"><text:span text:style-name="T48"/></text:p>
      <text:p text:style-name="P62"><text:span text:style-name="T47">L’un des problème</text:span><text:span text:style-name="T51">s</text:span><text:span text:style-name="T47"> rencontré </text:span><text:span text:style-name="T51">a</text:span><text:span text:style-name="T47"> été les valeurs de retour des fonctions avec l’appel « ret ». Ce dernier doit avoir en sommet de pile l’adresse de l’instruction suivant l’appel « call ». </text:span><text:span text:style-name="T52">O</text:span><text:span text:style-name="T47">r nous avons la valeur de retour en sommet de pile, nous avons du faire un échange entre ses deux valeurs.</text:span></text:p>
      <text:list xml:id="list161311754758472" text:continue-numbering="true" text:style-name="L1">
        <text:list-header>
          <text:p text:style-name="P63"><text:span text:style-name="T48"/></text:p>
        </text:list-header>
      </text:list>
      <text:p text:style-name="P64"><text:span text:style-name="T55"/></text:p>
      <text:p text:style-name="P65"><text:span text:style-name="T55"/></text:p>
      <text:p text:style-name="P66"><text:span text:style-name="T55">IV. </text:span><text:span text:style-name="T56">Conclusion</text:span></text:p>
      <text:p text:style-name="P65"><text:span text:style-name="T56"/></text:p>
      <text:p text:style-name="P65"><text:span text:style-name="T56"/></text:p>
      <text:p text:style-name="P58"><text:span text:style-name="T57">Ce projet, nous à permet de découvrir, compléter et assimiler le bison et le yacc. Nous avons du recourir à des méthodes de réflexion différente</text:span><text:span text:style-name="T59">s</text:span><text:span text:style-name="T57"> de celle</text:span><text:span text:style-name="T59">s</text:span><text:span text:style-name="T57"> dont nous avons l’habitude. En effet, nous devions imaginer la grammaire avant d’écrire le code assembleur qui correspond, en plaçant bien le code assembleur avant ou après certaine</text:span><text:span text:style-name="T59">s</text:span><text:span text:style-name="T57"> évaluation</text:span><text:span text:style-name="T59">s</text:span><text:span text:style-name="T57"> de non terminal. </text:span><text:span text:style-name="T58">Ce projet nous a permit d’apprendre à gér</text:span><text:span text:style-name="T59">er</text:span><text:span text:style-name="T58"> la pile et imaginer l’état de la pile au cours de l’exécution <text:s/>ce qui permet d’éviter certain</text:span><text:span text:style-name="T59">s</text:span><text:span text:style-name="T58"> problème</text:span><text:span text:style-name="T59">s</text:span><text:span text:style-name="T58"> comme les valeurs en sommet de pile devant les instruction</text:span><text:span text:style-name="T59">s</text:span><text:span text:style-name="T58"> « ret » ou bien encore les valeurs en dessous de la valeur placé</text:span><text:span text:style-name="T59">e</text:span><text:span text:style-name="T58"> en sommet de pile par l’appel « call ». Nous n’avions pas effectu</text:span><text:span text:style-name="T59">é</text:span><text:span text:style-name="T58"> de code assembleur depuis la première année de licence Informatique, qui était du code assembleur en 8086. Ce projet nous a donc perm</text:span><text:span text:style-name="T59">is</text:span><text:span text:style-name="T58"> de replonger dans l’assembleur, de redécouvrir ses subtilités et de nous entraîner à décoder des programmes compilés. </text:span></text:p>
      <text:p text:style-name="P54"><text:span text:style-name="T49">Ce projet, </text:span><text:span text:style-name="T50">nous permet d’imaginer comment les langages de programmation comme le « </text:span><text:span text:style-name="T53">Brainfuck » on</text:span><text:span text:style-name="T54">t</text:span><text:span text:style-name="T53"> été écrit</text:span><text:span text:style-name="T54">s</text:span><text:span text:style-name="T53"> et développ</text:span><text:span text:style-name="T54">és</text:span><text:span text:style-name="T53">, ce qui peu</text:span><text:span text:style-name="T54">t</text:span><text:span text:style-name="T53"> nous ouvrir également les portes de la création de nouveau langag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11:08:55.946371654</meta:creation-date>
    <dc:date>2022-05-29T16:13:10.022393128</dc:date>
    <meta:editing-duration>PT3H41M39S</meta:editing-duration>
    <meta:editing-cycles>9</meta:editing-cycles>
    <meta:generator>LibreOffice/6.4.7.2$Linux_X86_64 LibreOffice_project/40$Build-2</meta:generator>
    <meta:document-statistic meta:table-count="0" meta:image-count="0" meta:object-count="0" meta:page-count="9" meta:paragraph-count="97" meta:word-count="1356" meta:character-count="7972" meta:non-whitespace-character-count="6516"/>
  </office:meta>
</office:document-meta>
</file>